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cbec5" officeooo:paragraph-rsid="001cbec5"/>
    </style:style>
    <style:style style:name="P7" style:family="paragraph" style:parent-style-name="Standard">
      <style:text-properties officeooo:rsid="001e7f5e" officeooo:paragraph-rsid="001e7f5e"/>
    </style:style>
    <style:style style:name="P8" style:family="paragraph" style:parent-style-name="Standard">
      <style:text-properties officeooo:rsid="001f82ca" officeooo:paragraph-rsid="001f82ca"/>
    </style:style>
    <style:style style:name="P9" style:family="paragraph" style:parent-style-name="Standard">
      <style:text-properties officeooo:rsid="00209590" officeooo:paragraph-rsid="00209590"/>
    </style:style>
    <style:style style:name="P10" style:family="paragraph" style:parent-style-name="Standard">
      <style:text-properties officeooo:rsid="00213ff2" officeooo:paragraph-rsid="00213ff2"/>
    </style:style>
    <style:style style:name="P11" style:family="paragraph" style:parent-style-name="Standard">
      <style:text-properties officeooo:rsid="0022bc36" officeooo:paragraph-rsid="0022bc36"/>
    </style:style>
    <style:style style:name="P12" style:family="paragraph" style:parent-style-name="Standard">
      <style:text-properties officeooo:rsid="00243f52" officeooo:paragraph-rsid="00243f52"/>
    </style:style>
    <style:style style:name="P13" style:family="paragraph" style:parent-style-name="Standard">
      <style:text-properties officeooo:rsid="0025d496" officeooo:paragraph-rsid="0025d496"/>
    </style:style>
    <style:style style:name="P14" style:family="paragraph" style:parent-style-name="Standard">
      <style:text-properties officeooo:rsid="0026e5a2" officeooo:paragraph-rsid="0026e5a2"/>
    </style:style>
    <style:style style:name="P15" style:family="paragraph" style:parent-style-name="Standard">
      <style:text-properties officeooo:rsid="0026e5a2" officeooo:paragraph-rsid="0026e5a2"/>
    </style:style>
    <style:style style:name="P16" style:family="paragraph" style:parent-style-name="Standard">
      <style:text-properties officeooo:rsid="002a9a8c" officeooo:paragraph-rsid="002a9a8c"/>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lden electrochemis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2" draw:name="Object1" text:anchor-type="as-char" svg:y="-0.483cm" svg:width="11.68cm" svg:height="0.639cm" draw:z-index="0"><draw:object xlink:href="./Object 1" xlink:type="simple" xlink:show="embed" xlink:actuate="onLoad"/><draw:image xlink:href="./ObjectReplacements/Object 1" xlink:type="simple" xlink:show="embed" xlink:actuate="onLoad"/></draw:frame></text:p>
      <text:p text:style-name="Standard"/>
      <text:p text:style-name="P1">assuming Aether has no definitely known velocity</text:p>
      <text:p text:style-name="Standard"><draw:frame draw:style-name="fr2"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2"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2"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2"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2"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p text:style-name="P7">Consequences:</text:p>
      <text:p text:style-name="P7"/>
      <text:p text:style-name="P7">1. <text:span text:style-name="T4">Ae</text:span>ther field component is kind of equivalent to Riemannian and also to laplactian of wave function.</text:p>
      <text:p text:style-name="P7">2. Different sun size evidence in Hungary is therefore in.</text:p>
      <text:p text:style-name="P7">3. Different rotor dimension scaling for different people on the bulgarian Pleven train station is _not_ in at first sign but really is in if Aq stays coefficient one but units are transofmed according to the gradients/partials. 2X and 2sqrt(2) scaling</text:p>
      <text:p text:style-name="P7"><text:soft-page-break/>4. <text:span text:style-name="T4">C</text:span>loud distance scaling in Portishead bristol is possibly in with the different sun size. Scaling of 2 and 2{sqrt{2}} possible with and without locking impulse and velocity and with using and not using the laplacian component.</text:p>
      <text:p text:style-name="P8">5. Fussion can produce both thrust and energy depending on the size and direction of the vector potential due to unganged impulse and velocity in «hell».</text:p>
      <text:p text:style-name="P9">6. Inraloka can produce energy by having the radiator cables made of partial matter misnamed as gold.</text:p>
      <text:p text:style-name="P9">7. Earth like lokas can produce free energy, but the set of radiators can differ from place to place.</text:p>
      <text:p text:style-name="P10">8. if the forbidden by postulates solution existed aka impulse partial matter on its own, it couldn’t produce net energy mass, only work like quantity of ma.v rather than f.v. <text:span text:style-name="T5">but if we stay to the postulates this is not so.</text:span></text:p>
      <text:p text:style-name="P10"/>
      <text:p text:style-name="P11">Further considerations</text:p>
      <text:p text:style-name="P11"/>
      <text:p text:style-name="P11">Inraloka could be the same equation with 25 wave functions. This would be with 16 multiverse levels on top of the universe or at least emergent «imaginary» 16 multiverse levels.</text:p>
      <text:p text:style-name="P11">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2">The tensor solution produces the result of how the gravity of the proton or anti proton reduces the count of independent wave functions of the electron but not its own.</text:p>
      <text:p text:style-name="P12">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3">On the basis of same number of atoms, <text:s/>the human being adult will be about 15-25 microns in size, consistent with a bacterium size. </text:p>
      <text:p text:style-name="P12"/>
      <text:p text:style-name="P14">Observability of free energy generation</text:p>
      <text:p text:style-name="P14">Observability of free energy generation, given fixed amount of neurons and dendrites in the head, is dependent on the head size of the person — bigger head means it is observable.</text:p>
      <text:p text:style-name="P14">Theoretically it would never be possible for them to communicate about it, but in practice, with buddhist / hindu magic it is possible by temporarily increasing the amount of neurons of the big head person or temporarily decresing with small headed person.</text:p>
      <text:p text:style-name="P14">This is possible because the body is «emanated» by the consciousness rather than a fixed entity, but such magic gets undone after some time unless some unspecified criteria of evolution of the person.</text:p>
      <text:p text:style-name="P14">However, there was no experiment forbidding observation of rotation of Luminuferrous Aether, so a rotating free energy device can produce observable energy.</text:p>
      <text:p text:style-name="P14">The different free energy devices could cancel each others rotation, but the individual radiators within a device should rotate in a consistent direction.</text:p>
      <text:p text:style-name="P14">A simple set of cables with phase and null would do it, but to make actual work it has to be eg one cable in one terminal and two in the other or 1:3 or 2:3.</text:p>
      <text:p text:style-name="P14">It doesn’t need to be hundreds of miles long.</text:p>
      <text:p text:style-name="P14"/>
      <text:p text:style-name="P16">Unification of ray-chi and non ray-chi physics</text:p>
      <text:p text:style-name="P16"><draw:frame draw:style-name="fr1" draw:name="Object7" text:anchor-type="as-char" svg:y="-0.658cm" svg:width="4.272cm" svg:height="1.078cm" draw:z-index="6"><draw:object xlink:href="./Object 7" xlink:type="simple" xlink:show="embed" xlink:actuate="onLoad"/><draw:image xlink:href="./ObjectReplacements/Object 7" xlink:type="simple" xlink:show="embed" xlink:actuate="onLoad"/></draw:frame></text:p>
      <text:p text:style-name="P16"><text:soft-page-break/>for only four dimensions or for all 8 if ray-chi power is pres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4T12:57:28.489147411</dc:date>
    <meta:editing-duration>PT1H21M20S</meta:editing-duration>
    <meta:editing-cycles>19</meta:editing-cycles>
    <meta:generator>LibreOffice/24.2.7.2$Linux_X86_64 LibreOffice_project/420$Build-2</meta:generator>
    <meta:document-statistic meta:table-count="0" meta:image-count="0" meta:object-count="7" meta:page-count="3" meta:paragraph-count="50" meta:word-count="917" meta:character-count="5403" meta:non-whitespace-character-count="4525"/>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row>
    </mrow>
    <annotation encoding="StarMath 5.0">-i hbar (partial_%mu+%alpha partial^2_%mu) %psi=k %psi sqrt {( partial^%psi+Aq+H^%mu )otimes_%DELTA(partial_%eta+H_%eta+hbar x  )} otimes_%DELTA ( 1+H^%mu H_%eta )</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